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E0000008DA957D49231F93062.png" manifest:media-type="image/png"/>
  <manifest:file-entry manifest:full-path="Pictures/10000000000000DE0000008D5D0C2B2AD484347C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16c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5.874cm" svg:height="3.731cm" draw:z-index="0"><draw:image xlink:href="Pictures/10000000000000DE0000008D5D0C2B2AD484347C.pdf" xlink:type="simple" xlink:show="embed" xlink:actuate="onLoad"/><draw:image xlink:href="Pictures/10000000000000DE0000008DA957D49231F930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6-21T15:54:12.893968827</meta:creation-date>
    <meta:generator>LibreOfficeDev/5.4.0.0.alpha0$Linux_X86_64 LibreOffice_project/1a1dbff33db8a6f2f55a5d92483a03670a610f6a</meta:generator>
    <dc:date>2017-02-14T10:17:50.740593534</dc:date>
    <dc:creator>Miklos Vajna</dc:creator>
    <meta:editing-duration>PT55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